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3800000048B2DDEF4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Liberation Serif"/>
    </style:style>
    <style:style style:name="P2" style:family="paragraph" style:parent-style-name="Footer">
      <style:text-properties style:font-name="Liberation Serif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5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8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0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1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5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7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8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19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0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2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3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4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5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7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8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9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0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1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2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3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4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Liberation Serif" fo:font-style="normal" style:font-style-asian="normal" style:font-style-complex="normal"/>
    </style:style>
    <style:style style:name="P3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Liberation Serif" fo:font-style="normal" style:font-style-asian="normal" style:font-style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P38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P39" style:family="paragraph" style:parent-style-name="Standard"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P40" style:family="paragraph" style:parent-style-name="Standard" style:list-style-name="L2"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fo:font-weight="bold" style:font-name-asian="Lucida Sans Unicode" style:font-style-asian="italic" style:font-weight-asian="bold" style:font-name-complex="Tahoma" style:font-style-complex="italic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Liberation Serif" style:font-style-asian="italic" style:font-name-complex="Liberation Serif" style:font-style-complex="italic"/>
    </style:style>
    <style:style style:name="T7" style:family="text">
      <style:text-properties fo:font-style="italic" style:font-name-asian="Lucida Sans Unicode" style:font-style-asian="italic" style:font-name-complex="Tahoma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style:font-name-asian="Lucida Sans Unicode" style:font-style-asian="italic" style:font-name-complex="Tahoma" style:font-style-complex="italic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style:font-name-asian="Lucida Sans Unicode" style:font-name-complex="Tahoma"/>
    </style:style>
    <style:style style:name="T12" style:family="text">
      <style:text-properties style:text-position="sub 58%" style:font-name-asian="Liberation Serif" style:font-name-complex="Liberation Serif"/>
    </style:style>
    <style:style style:name="T13" style:family="text">
      <style:text-properties style:font-name-asian="Lucida Sans Unicode" style:font-name-complex="Tahoma"/>
    </style:style>
    <style:style style:name="T14" style:family="text">
      <style:text-properties style:font-name-asian="Liberation Serif" style:font-name-complex="Liberation Seri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style:num-suffix=")" style:num-format="a">
        <style:list-level-properties text:space-before="0.25in" text:min-label-width="0.25in"/>
      </text:list-level-style-number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number" office:value-type="float" office:value="25" style:data-style-name="N0">25</text:variable-set>: Putting It All Together</text:p>
      <text:p text:style-name="P3"/>
      <text:list text:style-name="L1">
        <text:list-item>
          <text:p text:style-name="P5">Write the <text:span text:style-name="T5">symbol, type, </text:span>and <text:span text:style-name="T5">oxidation number</text:span> for each of the following elements:</text:p>
        </text:list-item>
      </text:list>
      <text:section text:style-name="Sect1" text:name="Section1">
        <text:list text:style-name="L1" text:continue-numbering="true">
          <text:list-item>
            <text:list text:continue-numbering="true">
              <text:list-item>
                <text:p text:style-name="P5">Lithium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Lanthanum (IV)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Neon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admium (II)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Aluminum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Arsenic</text:p>
              </text:list-item>
              <text:list-item>
                <text:p text:style-name="P5">Barium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Platinum (VI)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arbon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hlorin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Uranium (VIII)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Francium</text:p>
              </text:list-item>
            </text:list>
          </text:list-item>
        </text:list>
      </text:section>
      <text:p text:style-name="P4"/>
      <text:p text:style-name="P4"/>
      <text:list text:style-name="L1" text:continue-numbering="true">
        <text:list-item>
          <text:p text:style-name="P5">Write the symbol and oxidation number for each of the following polyatomic Ions:</text:p>
        </text:list-item>
      </text:list>
      <text:section text:style-name="Sect1" text:name="Section2">
        <text:list text:style-name="L1" text:continue-numbering="true">
          <text:list-item>
            <text:list text:continue-numbering="true">
              <text:list-item>
                <text:p text:style-name="P5">Hydrox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Sulfa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Phospha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arbonate</text:p>
              </text:list-item>
            </text:list>
          </text:list-item>
        </text:list>
        <text:p text:style-name="P4"/>
        <text:list text:style-name="L1" text:continue-numbering="true">
          <text:list-item>
            <text:list text:continue-numbering="true">
              <text:list-item>
                <text:p text:style-name="P5">Ammonium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Hydronium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Hypochlori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Nitrite</text:p>
              </text:list-item>
            </text:list>
          </text:list-item>
        </text:list>
      </text:section>
      <text:p text:style-name="P4"/>
      <text:list text:style-name="L1" text:continue-numbering="true">
        <text:list-item>
          <text:p text:style-name="P5">Write formulas for the following covalent compounds:</text:p>
        </text:list-item>
      </text:list>
      <text:section text:style-name="Sect1" text:name="Section3">
        <text:list text:style-name="L1" text:continue-numbering="true">
          <text:list-item>
            <text:list text:continue-numbering="true">
              <text:list-item>
                <text:p text:style-name="P5">Dinitrogen Triox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Phosphorous Tetrachlor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Sulfur Dioxide</text:p>
              </text:list-item>
              <text:list-item>
                <text:p text:style-name="P5">Sulfur Triox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Iodine <text:s/>Tetrachlor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arbon Tribromide</text:p>
              </text:list-item>
            </text:list>
          </text:list-item>
        </text:list>
      </text:section>
      <text:p text:style-name="P4"/>
      <text:p text:style-name="P4"/>
      <text:list text:style-name="L1" text:continue-numbering="true">
        <text:list-item>
          <text:p text:style-name="P5"><text:soft-page-break/>Write formulas for all of the following binary ionic compounds:</text:p>
          <text:list>
            <text:list-item>
              <text:p text:style-name="P5">Potassium Chlor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Potassium Ox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Potassium Nitr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Magnesium Fluor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Magnesium Sulf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Magnesium Phosph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Iron (III) Ox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Silver (IV) Oxide</text:p>
            </text:list-item>
          </text:list>
        </text:list-item>
      </text:list>
      <text:p text:style-name="P4"/>
      <text:p text:style-name="P4"/>
      <text:list text:style-name="L1" text:continue-numbering="true">
        <text:list-item>
          <text:list text:continue-numbering="true">
            <text:list-item>
              <text:p text:style-name="P5">Manganese (VI) Nitride</text:p>
            </text:list-item>
          </text:list>
        </text:list-item>
      </text:list>
      <text:p text:style-name="P4"/>
      <text:list text:style-name="L1" text:continue-numbering="true">
        <text:list-item>
          <text:p text:style-name="P5">Write formulas for all of the following Ionic, Polyatomic Compounds:</text:p>
        </text:list-item>
      </text:list>
      <text:section text:style-name="Sect1" text:name="Section4">
        <text:list text:style-name="L1" text:continue-numbering="true">
          <text:list-item>
            <text:list text:continue-numbering="true">
              <text:list-item>
                <text:p text:style-name="P5">Ammonium Chlor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Ammonium Hydroxid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Potassium Chlora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Copper (II) Nitrate</text:p>
              </text:list-item>
            </text:list>
          </text:list-item>
        </text:list>
        <text:p text:style-name="P4"/>
        <text:list text:style-name="L1" text:continue-numbering="true">
          <text:list-item>
            <text:list text:continue-numbering="true">
              <text:list-item>
                <text:p text:style-name="P5">Iron (III) Sulfa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Potassium Permangana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Sodium Hypochorite</text:p>
              </text:list-item>
            </text:list>
          </text:list-item>
        </text:list>
        <text:p text:style-name="P4"/>
        <text:p text:style-name="P4"/>
        <text:list text:style-name="L1" text:continue-numbering="true">
          <text:list-item>
            <text:list text:continue-numbering="true">
              <text:list-item>
                <text:p text:style-name="P5">Silver Sulfate</text:p>
              </text:list-item>
            </text:list>
          </text:list-item>
        </text:list>
      </text:section>
      <text:p text:style-name="P4"/>
      <text:list text:style-name="L1" text:continue-numbering="true">
        <text:list-item>
          <text:p text:style-name="P5">What is the difference between Copper (II) Nitrate and Copper (III) Nitrate?</text:p>
        </text:list-item>
      </text:list>
      <text:p text:style-name="P4"/>
      <text:p text:style-name="P4"/>
      <text:p text:style-name="P4"/>
      <text:list text:style-name="L1" text:continue-numbering="true">
        <text:list-item>
          <text:p text:style-name="P5"><text:soft-page-break/>Identify the type of reaction in each. <text:s/>Balance each equation, and write a sentence to express the chemical equation.</text:p>
        </text:list-item>
      </text:list>
      <text:p text:style-name="P4"><text:tab/><text:span text:style-name="T5">Example: H</text:span><text:span text:style-name="T10">2</text:span><text:span text:style-name="T5">SO</text:span><text:span text:style-name="T10">4</text:span><text:span text:style-name="T5"> + Mg </text:span><text:span text:style-name="T6">→</text:span><text:span text:style-name="T7"> MgSO</text:span><text:span text:style-name="T9">4 </text:span><text:span text:style-name="T7">+ H</text:span><text:span text:style-name="T9">2 <text:s text:c="10"/></text:span><text:span text:style-name="T3">Single Displacement</text:span></text:p>
      <text:p text:style-name="P4"><text:span text:style-name="T3"><text:tab/>Hydrogen Sulfate reacts with Magnesium to form Magnesium Sulfate and Hydrogen gas.</text:span></text:p>
      <text:p text:style-name="P4"><text:span text:style-name="T3"><text:tab/>(Already Balanced)</text:span></text:p>
      <text:p text:style-name="P4"><text:span text:style-name="T3"/></text:p>
      <text:list text:style-name="L1" text:continue-numbering="true">
        <text:list-item>
          <text:list text:continue-numbering="true">
            <text:list-item>
              <text:p text:style-name="P5">H<text:span text:style-name="T8">2</text:span>SO<text:span text:style-name="T8">4</text:span> + Ba <text:span text:style-name="T14">→</text:span><text:span text:style-name="T13"> BaSO</text:span><text:span text:style-name="T11">4 </text:span><text:span text:style-name="T13">+ H</text:span><text:span text:style-name="T11">2</text:span></text:p>
            </text:list-item>
          </text:list>
        </text:list-item>
      </text:list>
      <text:p text:style-name="P4"><text:span text:style-name="T11"/></text:p>
      <text:p text:style-name="P4"><text:span text:style-name="T11"/></text:p>
      <text:p text:style-name="P4"><text:span text:style-name="T11"/></text:p>
      <text:list text:style-name="L1" text:continue-numbering="true">
        <text:list-item>
          <text:list text:continue-numbering="true">
            <text:list-item>
              <text:p text:style-name="P36"><text:span text:style-name="T13">H</text:span><text:span text:style-name="T11">2 </text:span><text:span text:style-name="T13">+ O</text:span><text:span text:style-name="T11">2 </text:span><text:span text:style-name="T14">→ H</text:span><text:span text:style-name="T12">2</text:span><text:span text:style-name="T14">O</text:span></text:p>
            </text:list-item>
          </text:list>
        </text:list-item>
      </text:list>
      <text:p text:style-name="P35"><text:span text:style-name="T14"/></text:p>
      <text:p text:style-name="P35"><text:span text:style-name="T14"/></text:p>
      <text:p text:style-name="P35"><text:span text:style-name="T14"/></text:p>
      <text:list text:style-name="L1" text:continue-numbering="true">
        <text:list-item>
          <text:list text:continue-numbering="true">
            <text:list-item>
              <text:p text:style-name="P36"><text:span text:style-name="T14">Na + <text:s/>H</text:span><text:span text:style-name="T12">2</text:span><text:span text:style-name="T14">O → <text:s/>NaOH + H</text:span><text:span text:style-name="T12">2</text:span></text:p>
            </text:list-item>
          </text:list>
        </text:list-item>
      </text:list>
      <text:p text:style-name="P35"><text:span text:style-name="T12"/></text:p>
      <text:p text:style-name="P35"><text:span text:style-name="T12"/></text:p>
      <text:p text:style-name="P35"><text:span text:style-name="T12"/></text:p>
      <text:list text:style-name="L1" text:continue-numbering="true">
        <text:list-item>
          <text:list text:continue-numbering="true">
            <text:list-item>
              <text:p text:style-name="P36"><text:span text:style-name="T14">H</text:span><text:span text:style-name="T12">2</text:span><text:span text:style-name="T14"> + Cl</text:span><text:span text:style-name="T12">2</text:span><text:span text:style-name="T14"> → <text:s/>HCl</text:span></text:p>
            </text:list-item>
          </text:list>
        </text:list-item>
      </text:list>
      <text:p text:style-name="P35"><text:span text:style-name="T14"/></text:p>
      <text:p text:style-name="P35"><text:span text:style-name="T14"/></text:p>
      <text:p text:style-name="P35"><text:span text:style-name="T14"/></text:p>
      <text:list text:style-name="L1" text:continue-numbering="true">
        <text:list-item>
          <text:list text:continue-numbering="true">
            <text:list-item>
              <text:p text:style-name="P36"><text:span text:style-name="T14">KI + NaF → KF + NaI</text:span></text:p>
            </text:list-item>
          </text:list>
        </text:list-item>
      </text:list>
      <text:p text:style-name="P35"><text:span text:style-name="T14"/></text:p>
      <text:p text:style-name="P35"><text:span text:style-name="T14"/></text:p>
      <text:p text:style-name="P35"><text:span text:style-name="T14"/></text:p>
      <text:list text:style-name="L1" text:continue-numbering="true">
        <text:list-item>
          <text:list text:continue-numbering="true">
            <text:list-item>
              <text:p text:style-name="P36"><text:span text:style-name="T14">FeO</text:span><text:span text:style-name="T12">2</text:span><text:span text:style-name="T14"> → Fe</text:span><text:span text:style-name="T12">2</text:span><text:span text:style-name="T14">O</text:span><text:span text:style-name="T12">3</text:span><text:span text:style-name="T14"> + O</text:span><text:span text:style-name="T12">2</text:span></text:p>
            </text:list-item>
          </text:list>
        </text:list-item>
      </text:list>
      <text:p text:style-name="P35"><text:span text:style-name="T12"/></text:p>
      <text:p text:style-name="P35"><text:span text:style-name="T12"/></text:p>
      <text:p text:style-name="P35"/>
      <text:list text:style-name="L1" text:continue-numbering="true">
        <text:list-item>
          <text:p text:style-name="P36">Write balanced chemical equations from each of the following statements:</text:p>
        </text:list-item>
      </text:list>
      <text:list text:style-name="L2">
        <text:list-item>
          <text:list>
            <text:list-item>
              <text:p text:style-name="P40">Calcium Hydroxide reacts with Sodium to form Calcium metal and Sodium Hydroxide.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list text:style-name="L2" text:continue-numbering="true">
        <text:list-item>
          <text:list text:continue-numbering="true">
            <text:list-item>
              <text:p text:style-name="P40">Hydrogen Acetate reacts with Potassium Carbonate to form Potassium Acetate and Hydrogen Carbonate.</text:p>
            </text:list-item>
          </text:list>
        </text:list-item>
      </text:list>
      <text:p text:style-name="P39"/>
      <text:p text:style-name="P39"/>
      <text:p text:style-name="P39"/>
      <text:p text:style-name="P39"/>
      <text:list text:style-name="L2" text:continue-numbering="true">
        <text:list-item>
          <text:list text:continue-numbering="true">
            <text:list-item>
              <text:p text:style-name="P40"><text:soft-page-break/>Cobalt (III) Sulfate reacts with Rubidium Nitrate to form Cobalt (III) Nitrate and Rubidium Sulfate.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list text:style-name="L2" text:continue-numbering="true">
        <text:list-item>
          <text:list text:continue-numbering="true">
            <text:list-item>
              <text:p text:style-name="P40">Carbon Dioxide reacts with Water to form Hydrogen Carbonate.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list text:style-name="L2" text:continue-numbering="true">
        <text:list-item>
          <text:list text:continue-numbering="true">
            <text:list-item>
              <text:p text:style-name="P38">Gold (IV) Chloride reacts with Silver to form Gold and Silver (III) Chloride.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list text:style-name="L2" text:continue-numbering="true">
        <text:list-item>
          <text:list text:continue-numbering="true">
            <text:list-item>
              <text:p text:style-name="P38">Copper reacts with Silver (II) Nitrate to form Silver and Copper (III) Nitrate.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list text:style-name="L2" text:continue-numbering="true">
        <text:list-item>
          <text:list text:continue-numbering="true">
            <text:list-item>
              <text:p text:style-name="P38">Lithium Chloride reacts with Fluorine Gas to form Lithium Fluoride and Chlorine.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list text:style-name="L2" text:continue-numbering="true">
        <text:list-item>
          <text:list text:continue-numbering="true">
            <text:list-item>
              <text:p text:style-name="P38">Hydrogen Fluoride reacts with Silicon Dioxide to form Water and Silicon Tetrafluoride.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list text:style-name="L2" text:continue-numbering="true">
        <text:list-item>
          <text:list text:continue-numbering="true">
            <text:list-item>
              <text:p text:style-name="P38">Oxygen combines with Aluminum to form Aluminum Oxide.</text:p>
            </text:list-item>
          </text:list>
        </text:list-item>
      </text:list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Liberation Serif"/>
    </style:style>
    <style:style style:name="P2" style:family="paragraph" style:parent-style-name="Footer"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-0.2118in" svg:y="-0.4335in" svg:width="0.7in" svg:height="0.9in" draw:z-index="3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2-14T13:11:43" text:fixed="true">12/14/08</text:date></text:p>
      </style:header>
      <style:footer>
        <text:p text:style-name="P2"><text:span text:style-name="T2">2</text:span><text:span text:style-name="T3">nd</text:span> 9 Weeks<text:tab/><text:page-number text:select-page="current">1</text:page-number>/<text:page-count>4</text:page-count><text:tab/>Assignment <text:variable-get text:name="assignmentnumber" office:value-type="float" style:data-style-name="N0">2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as Williamson</meta:initial-creator>
    <meta:creation-date>2008-11-09T16:09:36</meta:creation-date>
    <dc:creator>Jonas Williamson</dc:creator>
    <dc:date>2008-12-14T13:14:00</dc:date>
    <meta:printed-by>Jonas Williamson</meta:printed-by>
    <meta:print-date>2008-12-14T13:11:49</meta:print-date>
    <meta:editing-cycles>16</meta:editing-cycles>
    <meta:editing-duration>PT53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72" meta:word-count="328" meta:character-count="2271"/>
  </office:meta>
</office:document-meta>
</file>